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33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068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draw:stroke="solid" draw:stroke-dash="Line_20_with_20_Fine_20_Dots" draw:marker-end="Arrowheads_20_1" draw:marker-end-width="0.3cm" svg:stroke-linecap="butt" draw:fill="none" draw:textarea-vertical-align="middle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2pt" fo:background-color="#ffffff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 fo:background-color="#ffffff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xml:id="id1" draw:id="id1" draw:layer="layout" svg:width="19.05cm" svg:height="0.962cm" svg:x="0.635cm" svg:y="2.532cm">
          <draw:text-box>
            <text:p text:style-name="P1"><text:s/>Web Proxy</text:p>
          </draw:text-box>
        </draw:frame>
        <draw:frame draw:style-name="gr1" draw:text-style-name="P2" xml:id="id2" draw:id="id2" draw:layer="layout" svg:width="3.333cm" svg:height="0.962cm" svg:x="4.128cm" svg:y="4.772cm">
          <draw:text-box>
            <text:p text:style-name="P1">Web API</text:p>
          </draw:text-box>
        </draw:frame>
        <draw:frame draw:style-name="gr2" draw:text-style-name="P2" xml:id="id4" draw:id="id4" draw:layer="layout" svg:width="4.445cm" svg:height="1.673cm" svg:x="0.635cm" svg:y="13.552cm">
          <draw:text-box>
            <text:p text:style-name="P1">Web Data Protection DB</text:p>
          </draw:text-box>
        </draw:frame>
        <draw:frame draw:style-name="gr1" draw:text-style-name="P2" xml:id="id3" draw:id="id3" draw:layer="layout" svg:width="3.334cm" svg:height="0.962cm" svg:x="12.224cm" svg:y="4.772cm">
          <draw:text-box>
            <text:p text:style-name="P1">Web UI</text:p>
          </draw:text-box>
        </draw:frame>
        <draw:connector draw:style-name="gr3" draw:text-style-name="P4" draw:layer="layout" draw:type="curve" svg:x1="10.16cm" svg:y1="3.494cm" svg:x2="5.794cm" svg:y2="4.772cm" draw:start-shape="id1" draw:start-glue-point="2" draw:end-shape="id2" draw:end-glue-point="0" svg:d="M10160 3494c0 958-4366 320-4366 1278" svg:viewBox="0 0 4367 1279">
          <text:p text:style-name="P3"><text:span text:style-name="T1">/api</text:span></text:p>
        </draw:connector>
        <draw:connector draw:style-name="gr3" draw:text-style-name="P4" draw:layer="layout" draw:type="curve" svg:x1="10.16cm" svg:y1="3.494cm" svg:x2="13.891cm" svg:y2="4.772cm" draw:start-shape="id1" draw:start-glue-point="2" draw:end-shape="id3" draw:end-glue-point="0" svg:d="M10160 3494c0 958 3731 320 3731 1278" svg:viewBox="0 0 3732 1279">
          <text:p text:style-name="P3"><text:span text:style-name="T1">/**</text:span></text:p>
        </draw:connector>
        <draw:connector draw:style-name="gr3" draw:text-style-name="P4" draw:layer="layout" draw:type="curve" svg:x1="5.794cm" svg:y1="5.734cm" svg:x2="2.857cm" svg:y2="13.552cm" draw:start-shape="id2" draw:start-glue-point="2" draw:end-shape="id4" draw:end-glue-point="0" svg:d="M5794 5734c0 5863-2937 1955-2937 7818" svg:viewBox="0 0 2938 7819">
          <text:p text:style-name="P3">User<text:line-break/>Session</text:p>
        </draw:connector>
        <draw:frame draw:style-name="gr2" draw:text-style-name="P2" xml:id="id8" draw:id="id8" draw:layer="layout" svg:width="4.445cm" svg:height="1.673cm" svg:x="15.24cm" svg:y="13.567cm">
          <draw:text-box>
            <text:p text:style-name="P1">Management DB</text:p>
          </draw:text-box>
        </draw:frame>
        <draw:frame draw:style-name="gr4" draw:text-style-name="P2" xml:id="id5" draw:id="id5" draw:layer="layout" svg:width="4.286cm" svg:height="0.962cm" svg:x="10.16cm" svg:y="8.255cm">
          <draw:text-box>
            <text:p text:style-name="P1">Management</text:p>
          </draw:text-box>
        </draw:frame>
        <draw:frame draw:style-name="gr2" draw:text-style-name="P2" xml:id="id7" draw:id="id7" draw:layer="layout" svg:width="3.81cm" svg:height="1.673cm" svg:x="5.715cm" svg:y="13.552cm">
          <draw:text-box>
            <text:p text:style-name="P1">Workspace DB Cluster</text:p>
          </draw:text-box>
        </draw:frame>
        <draw:connector draw:style-name="gr3" draw:text-style-name="P4" draw:layer="layout" draw:type="curve" svg:x1="5.799cm" svg:y1="5.734cm" svg:x2="12.303cm" svg:y2="8.255cm" draw:end-shape="id5" draw:end-glue-point="0" svg:d="M5799 5734c0 1515 6504 255 6504 2521" svg:viewBox="0 0 6505 2522">
          <text:p text:style-name="P5"><text:span text:style-name="T1">Record and Workspace</text:span></text:p>
          <text:p text:style-name="P5"><text:span text:style-name="T1">Management</text:span></text:p>
        </draw:connector>
        <draw:frame draw:style-name="gr1" draw:text-style-name="P2" xml:id="id6" draw:id="id6" draw:layer="layout" svg:width="5.08cm" svg:height="0.962cm" svg:x="7.62cm" svg:y="0.317cm">
          <draw:text-box>
            <text:p text:style-name="P1"><text:s/>Web Browser</text:p>
          </draw:text-box>
        </draw:frame>
        <draw:connector draw:style-name="gr3" draw:text-style-name="P4" draw:layer="layout" draw:type="curve" svg:x1="10.16cm" svg:y1="1.279cm" svg:x2="10.16cm" svg:y2="2.532cm" draw:start-shape="id6" draw:start-glue-point="2" draw:end-shape="id1" draw:end-glue-point="0" svg:d="M10160 1279v1253" svg:viewBox="0 0 1 1254">
          <text:p text:style-name="P3"><text:span text:style-name="T2">https://app.example.com</text:span></text:p>
        </draw:connector>
        <draw:connector draw:style-name="gr3" draw:text-style-name="P4" draw:layer="layout" draw:type="curve" svg:x1="5.794cm" svg:y1="5.734cm" svg:x2="7.62cm" svg:y2="13.552cm" draw:start-shape="id2" draw:end-shape="id7" draw:end-glue-point="0" svg:d="M5794 5734c0 5863 1826 1955 1826 7818" svg:viewBox="0 0 1827 7819">
          <text:p text:style-name="P5"><text:span text:style-name="T1">User</text:span></text:p>
          <text:p text:style-name="P3"><text:span text:style-name="T1">Workspace</text:span></text:p>
          <text:p text:style-name="P5"><text:span text:style-name="T1">Interaction</text:span></text:p>
          <text:p text:style-name="P5"><text:span text:style-name="T1">via Temporary</text:span></text:p>
          <text:p text:style-name="P5"><text:span text:style-name="T1">DB Login</text:span></text:p>
        </draw:connector>
        <draw:connector draw:style-name="gr3" draw:text-style-name="P4" draw:layer="layout" draw:type="curve" svg:x1="12.303cm" svg:y1="9.217cm" svg:x2="17.462cm" svg:y2="13.567cm" draw:start-shape="id5" draw:start-glue-point="2" draw:end-shape="id8" svg:d="M12303 9217c0 3262 5159 1088 5159 4350" svg:viewBox="0 0 5160 4351">
          <text:p text:style-name="P5"><text:span text:style-name="T3">Record</text:span></text:p>
          <text:p text:style-name="P5"><text:span text:style-name="T3">Management:</text:span></text:p>
          <text:p text:style-name="P5"><text:span text:style-name="T1">Users, Workspaces,</text:span></text:p>
          <text:p text:style-name="P5"><text:span text:style-name="T1">Billing</text:span></text:p>
        </draw:connector>
        <draw:connector draw:style-name="gr3" draw:text-style-name="P4" draw:layer="layout" draw:type="curve" svg:x1="12.303cm" svg:y1="9.217cm" svg:x2="7.62cm" svg:y2="13.552cm" draw:start-shape="id5" draw:start-glue-point="2" draw:end-shape="id7" draw:end-glue-point="0" svg:d="M12303 9217c0 3252-4683 1085-4683 4335" svg:viewBox="0 0 4684 4336">
          <text:p text:style-name="P3"><text:span text:style-name="T1">Workspace</text:span></text:p>
          <text:p text:style-name="P3"><text:span text:style-name="T1">Management:</text:span></text:p>
          <text:p text:style-name="P3">Database, Roles,</text:p>
          <text:p text:style-name="P3">Logins</text:p>
        </draw:connector>
        <draw:frame draw:style-name="gr5" draw:text-style-name="P7" xml:id="id10" draw:id="id10" draw:layer="layout" svg:width="4.445cm" svg:height="1.673cm" svg:x="20.955cm" svg:y="13.567cm">
          <draw:text-box>
            <text:p text:style-name="P6">Vault Data Protection DB</text:p>
          </draw:text-box>
        </draw:frame>
        <draw:connector draw:style-name="gr6" draw:text-style-name="P4" draw:layer="layout" draw:type="curve" svg:x1="23.177cm" svg:y1="9.217cm" svg:x2="23.177cm" svg:y2="13.567cm" draw:start-shape="id9" draw:start-glue-point="2" draw:end-shape="id10" svg:d="M23177 9217v4350" svg:viewBox="0 0 1 4351">
          <text:p text:style-name="P3"/>
        </draw:connector>
        <draw:frame draw:style-name="gr1" draw:text-style-name="P2" xml:id="id9" draw:id="id9" draw:layer="layout" svg:width="4.445cm" svg:height="0.962cm" svg:x="20.955cm" svg:y="8.255cm">
          <draw:text-box>
            <text:p text:style-name="P1">Vault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600 15000 8146" svg:d="M29 600l-29 653 244 1943 761 1804 1183 1560 1562 1182 1806 760 1894 244 1994-244 1806-760 1562-1182 1183-1560 761-1804 244-1943-29-653z"/>
    <draw:marker draw:name="Arrowheads_20_4" draw:display-name="Arrowheads 4" svg:viewBox="0 0 20 20" svg:d="M0 20l10-20 10 20z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1T09:13:05.567000000</meta:creation-date>
    <dc:date>2022-11-12T06:53:39.806000000</dc:date>
    <dc:creator>Jeremy Cook</dc:creator>
    <meta:editing-duration>PT15H26M17S</meta:editing-duration>
    <meta:editing-cycles>8</meta:editing-cycles>
    <meta:generator>LibreOffice/7.3.2.2$Windows_X86_64 LibreOffice_project/49f2b1bff42cfccbd8f788c8dc32c1c309559be0</meta:generator>
    <meta:document-statistic meta:object-count="42"/>
  </office:meta>
</office:document-meta>
</file>